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cm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15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113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312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5.895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125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41pt" style:font-size-asian="41pt" style:font-size-complex="41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Ressource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Well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0.4cm" svg:y="8.237cm">
          <draw:text-box>
            <text:p>Sport</text:p>
          </draw:text-box>
        </draw:frame>
        <draw:frame draw:style-name="gr3" draw:layer="layout" svg:width="3cm" svg:height="0.963cm" svg:x="3cm" svg:y="8.237cm">
          <draw:text-box>
            <text:p>Nutrition</text:p>
          </draw:text-box>
        </draw:frame>
        <draw:frame draw:style-name="gr3" draw:layer="layout" svg:width="2.2cm" svg:height="0.963cm" svg:x="6.2cm" svg:y="8.237cm">
          <draw:text-box>
            <text:p>Bilan</text:p>
          </draw:text-box>
        </draw:frame>
        <draw:frame draw:style-name="gr3" draw:layer="layout" svg:width="4.2cm" svg:height="0.963cm" svg:x="11.6cm" svg:y="8.237cm">
          <draw:text-box>
            <text:p>Ressources</text:p>
          </draw:text-box>
        </draw:frame>
        <draw:frame draw:style-name="gr3" draw:layer="layout" svg:width="3.9cm" svg:height="0.963cm" svg:x="19.5cm" svg:y="8.2cm">
          <draw:text-box>
            <text:p>Messagerie</text:p>
          </draw:text-box>
        </draw:frame>
        <draw:frame draw:style-name="gr3" draw:layer="layout" svg:width="3.9cm" svg:height="0.963cm" svg:x="23.7cm" svg:y="8.237cm">
          <draw:text-box>
            <text:p>Paramètres</text:p>
          </draw:text-box>
        </draw:frame>
        <draw:circle draw:style-name="gr4" draw:text-style-name="P3" draw:layer="layout" svg:width="1cm" svg:height="1cm" svg:x="3cm" svg:y="7.4cm">
          <text:p text:style-name="P3">B</text:p>
        </draw:circle>
        <draw:circle draw:style-name="gr4" draw:text-style-name="P3" draw:layer="layout" svg:width="1cm" svg:height="1cm" svg:x="0.2cm" svg:y="7.4cm">
          <text:p text:style-name="P3">C</text:p>
        </draw:circle>
        <draw:circle draw:style-name="gr4" draw:text-style-name="P3" draw:layer="layout" svg:width="1cm" svg:height="1cm" svg:x="23.7cm" svg:y="7.4cm">
          <text:p text:style-name="P3">A</text:p>
        </draw:circle>
        <draw:frame draw:style-name="gr3" draw:layer="layout" svg:width="2.6cm" svg:height="0.963cm" svg:x="8.7cm" svg:y="8.238cm">
          <draw:text-box>
            <text:p>Élèves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8.5cm" svg:y="7.4cm">
          <text:p text:style-name="P3">D</text:p>
        </draw:circle>
        <draw:circle draw:style-name="gr4" draw:text-style-name="P3" draw:layer="layout" svg:width="1cm" svg:height="1cm" svg:x="6cm" svg:y="7.4cm">
          <text:p text:style-name="P3">E</text:p>
        </draw:circle>
        <draw:circle draw:style-name="gr4" draw:text-style-name="P3" draw:layer="layout" svg:width="1cm" svg:height="1cm" svg:x="16cm" svg:y="7.4cm">
          <text:p text:style-name="P3">F</text:p>
        </draw:circle>
        <draw:circle draw:style-name="gr4" draw:text-style-name="P3" draw:layer="layout" svg:width="1cm" svg:height="1cm" svg:x="19.5cm" svg:y="7.4cm">
          <text:p text:style-name="P3">H</text:p>
        </draw:circle>
        <draw:circle draw:style-name="gr4" draw:text-style-name="P3" draw:layer="layout" svg:width="1cm" svg:height="1cm" svg:x="2cm" svg:y="13.4cm">
          <text:p text:style-name="P3">A.1</text:p>
        </draw:circle>
        <draw:frame draw:style-name="gr3" draw:layer="layout" svg:width="3.2cm" svg:height="0.963cm" svg:x="16cm" svg:y="8.237cm">
          <draw:text-box>
            <text:p>Formules</text:p>
          </draw:text-box>
        </draw:frame>
        <draw:circle draw:style-name="gr4" draw:text-style-name="P3" draw:layer="layout" svg:width="1cm" svg:height="1cm" svg:x="11.5cm" svg:y="7.4cm">
          <text:p text:style-name="P3">G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01cm" svg:y="0.837cm" presentation:class="title" presentation:user-transformed="true">
          <draw:text-box>
            <text:p>FitApp -&gt; Ressour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7" draw:text-style-name="P4" draw:layer="layout" svg:width="4.3cm" svg:height="1.037cm" svg:x="15.2cm" svg:y="8.163cm">
          <draw:text-box>
            <text:p><text:span text:style-name="T3">Ressources</text:span></text:p>
          </draw:text-box>
        </draw:frame>
        <draw:frame draw:style-name="gr3" draw:text-style-name="P6" draw:layer="layout" svg:width="6.805cm" svg:height="0.963cm" svg:x="0.895cm" svg:y="11.5cm">
          <draw:text-box>
            <text:p><text:span text:style-name="T4">Attribuer à des élèves</text:span></text:p>
          </draw:text-box>
        </draw:frame>
        <draw:frame draw:style-name="gr8" draw:text-style-name="P6" draw:layer="layout" svg:width="3.206cm" svg:height="0.963cm" svg:x="11.594cm" svg:y="8.2cm">
          <draw:text-box>
            <text:p><text:span text:style-name="T4">Formules</text:span></text:p>
          </draw:text-box>
        </draw:frame>
        <draw:frame draw:style-name="gr3" draw:layer="layout" svg:width="2.2cm" svg:height="0.963cm" svg:x="0.4cm" svg:y="8.163cm">
          <draw:text-box>
            <text:p>Sport</text:p>
          </draw:text-box>
        </draw:frame>
        <draw:frame draw:style-name="gr3" draw:layer="layout" svg:width="3cm" svg:height="0.963cm" svg:x="3cm" svg:y="8.163cm">
          <draw:text-box>
            <text:p>Nutrition</text:p>
          </draw:text-box>
        </draw:frame>
        <draw:frame draw:style-name="gr3" draw:layer="layout" svg:width="2.2cm" svg:height="0.963cm" svg:x="6.2cm" svg:y="8.163cm">
          <draw:text-box>
            <text:p>Bilan</text:p>
          </draw:text-box>
        </draw:frame>
        <draw:frame draw:style-name="gr3" draw:layer="layout" svg:width="3.9cm" svg:height="0.963cm" svg:x="19.8cm" svg:y="8.163cm">
          <draw:text-box>
            <text:p>Messagerie</text:p>
          </draw:text-box>
        </draw:frame>
        <draw:frame draw:style-name="gr3" draw:layer="layout" svg:width="3.9cm" svg:height="0.963cm" svg:x="23.9cm" svg:y="8.163cm">
          <draw:text-box>
            <text:p>Paramètres</text:p>
          </draw:text-box>
        </draw:frame>
        <draw:frame draw:style-name="gr3" draw:layer="layout" svg:width="2.6cm" svg:height="0.963cm" svg:x="8.7cm" svg:y="8.163cm">
          <draw:text-box>
            <text:p>Élèv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01cm" svg:y="0.837cm" presentation:class="title" presentation:user-transformed="true">
          <draw:text-box>
            <text:p>FitApp–&gt;Coach–&gt;Ressources<text:line-break/>Questions/Remarques globales</text:p>
          </draw:text-box>
        </draw:frame>
        <draw:frame draw:style-name="gr9" draw:text-style-name="P8" draw:layer="layout" svg:width="21.792cm" svg:height="10.053cm" svg:x="2.183cm" svg:y="6.611cm">
          <draw:text-box>
            <text:list text:style-name="L1">
              <text:list-item>
                <text:p><text:span text:style-name="T5">Finaliser la UX/UI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6cm" svg:height="3.506cm" svg:x="1.2cm" svg:y="0.837cm" presentation:class="title" presentation:user-transformed="true">
          <draw:text-box>
            <text:p>FitApp–&gt;Coach–&gt;Ressources-&gt;Liste</text:p>
          </draw:text-box>
        </draw:frame>
        <draw:frame draw:style-name="gr10" draw:text-style-name="P4" draw:layer="layout" svg:width="8.8cm" svg:height="0.983cm" svg:x="9.6cm" svg:y="10.437cm">
          <draw:text-box>
            <text:p><text:span text:style-name="T3">Page Liste des Ressour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6cm" svg:height="3.506cm" svg:x="1.2cm" svg:y="0.837cm" presentation:class="title" presentation:user-transformed="true">
          <draw:text-box>
            <text:p>FitApp–&gt;Coach–&gt;Ressourc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1.798cm" svg:height="0.963cm" svg:x="0.702cm" svg:y="16.2cm">
          <draw:text-box>
            <text:p><text:span text:style-name="T4">Titre</text:span></text:p>
          </draw:text-box>
        </draw:frame>
        <draw:frame draw:style-name="gr3" draw:text-style-name="P6" draw:layer="layout" svg:width="2.196cm" svg:height="0.963cm" svg:x="6.204cm" svg:y="16.2cm">
          <draw:text-box>
            <text:p><text:span text:style-name="T4">Sport</text:span></text:p>
          </draw:text-box>
        </draw:frame>
        <draw:frame draw:style-name="gr3" draw:text-style-name="P6" draw:layer="layout" svg:width="2.997cm" svg:height="0.963cm" svg:x="8.6cm" svg:y="16.2cm">
          <draw:text-box>
            <text:p><text:span text:style-name="T4">Nutrition</text:span></text:p>
          </draw:text-box>
        </draw:frame>
        <draw:frame draw:style-name="gr8" draw:text-style-name="P6" draw:layer="layout" svg:width="6.5cm" svg:height="0.963cm" svg:x="0.7cm" svg:y="14.8cm">
          <draw:text-box>
            <text:p><text:span text:style-name="T4">Total Nb Ressources</text:span></text:p>
          </draw:text-box>
        </draw:frame>
        <draw:frame draw:style-name="gr3" draw:text-style-name="P6" draw:layer="layout" svg:width="3.997cm" svg:height="0.963cm" svg:x="11.903cm" svg:y="16.2cm">
          <draw:text-box>
            <text:p><text:span text:style-name="T4">Adapté TCA</text:span></text:p>
          </draw:text-box>
        </draw:frame>
        <draw:frame draw:style-name="gr3" draw:text-style-name="P6" draw:layer="layout" svg:width="3.393cm" svg:height="0.963cm" svg:x="2.707cm" svg:y="16.2cm">
          <draw:text-box>
            <text:p><text:span text:style-name="T4">Nb Élèves</text:span></text:p>
          </draw:text-box>
        </draw:frame>
        <draw:frame draw:style-name="gr11" draw:text-style-name="P6" draw:layer="layout" svg:width="3.706cm" svg:height="0.963cm" svg:x="9.294cm" svg:y="10.238cm">
          <draw:text-box>
            <text:p><text:span text:style-name="T4">Ressource</text:span></text:p>
          </draw:text-box>
        </draw:frame>
        <draw:frame draw:style-name="gr2" draw:text-style-name="P5" draw:layer="layout" svg:width="2.206cm" svg:height="0.983cm" svg:x="0.394cm" svg:y="10.198cm">
          <draw:text-box>
            <text:p><text:span text:style-name="T3">Liste</text:span></text:p>
          </draw:text-box>
        </draw:frame>
        <draw:frame draw:style-name="gr7" draw:text-style-name="P4" draw:layer="layout" svg:width="4.3cm" svg:height="1.037cm" svg:x="15.2cm" svg:y="8.15cm">
          <draw:text-box>
            <text:p><text:span text:style-name="T3">Ressources</text:span></text:p>
          </draw:text-box>
        </draw:frame>
        <draw:frame draw:style-name="gr3" draw:text-style-name="P6" draw:layer="layout" svg:width="6.805cm" svg:height="0.963cm" svg:x="0.895cm" svg:y="11.487cm">
          <draw:text-box>
            <text:p><text:span text:style-name="T4">Attribuer à des élèves</text:span></text:p>
          </draw:text-box>
        </draw:frame>
        <draw:frame draw:style-name="gr8" draw:text-style-name="P6" draw:layer="layout" svg:width="3.206cm" svg:height="0.963cm" svg:x="11.594cm" svg:y="8.187cm">
          <draw:text-box>
            <text:p><text:span text:style-name="T4">Formules</text:span></text:p>
          </draw:text-box>
        </draw:frame>
        <draw:frame draw:style-name="gr3" draw:layer="layout" svg:width="2.2cm" svg:height="0.963cm" svg:x="0.4cm" svg:y="8.15cm">
          <draw:text-box>
            <text:p>Sport</text:p>
          </draw:text-box>
        </draw:frame>
        <draw:frame draw:style-name="gr3" draw:layer="layout" svg:width="3cm" svg:height="0.963cm" svg:x="3cm" svg:y="8.15cm">
          <draw:text-box>
            <text:p>Nutrition</text:p>
          </draw:text-box>
        </draw:frame>
        <draw:frame draw:style-name="gr3" draw:layer="layout" svg:width="2.2cm" svg:height="0.963cm" svg:x="6.2cm" svg:y="8.15cm">
          <draw:text-box>
            <text:p>Bilan</text:p>
          </draw:text-box>
        </draw:frame>
        <draw:frame draw:style-name="gr3" draw:layer="layout" svg:width="3.9cm" svg:height="0.963cm" svg:x="19.8cm" svg:y="8.15cm">
          <draw:text-box>
            <text:p>Messagerie</text:p>
          </draw:text-box>
        </draw:frame>
        <draw:frame draw:style-name="gr3" draw:layer="layout" svg:width="3.9cm" svg:height="0.963cm" svg:x="23.9cm" svg:y="8.15cm">
          <draw:text-box>
            <text:p>Paramètres</text:p>
          </draw:text-box>
        </draw:frame>
        <draw:frame draw:style-name="gr3" draw:layer="layout" svg:width="2.6cm" svg:height="0.963cm" svg:x="8.7cm" svg:y="8.15cm">
          <draw:text-box>
            <text:p>Élèves</text:p>
          </draw:text-box>
        </draw:frame>
        <draw:frame draw:style-name="gr3" draw:text-style-name="P6" draw:layer="layout" svg:width="1.997cm" svg:height="0.963cm" svg:x="16.103cm" svg:y="16.2cm">
          <draw:text-box>
            <text:p><text:span text:style-name="T4">Date</text:span></text:p>
          </draw:text-box>
        </draw:frame>
        <draw:frame draw:style-name="gr3" draw:text-style-name="P6" draw:layer="layout" svg:width="2cm" svg:height="0.963cm" svg:x="18.3cm" svg:y="16.2cm">
          <draw:text-box>
            <text:p><text:span text:style-name="T4">Tai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6cm" svg:height="5.209cm" svg:x="1.2cm" svg:y="-0.014cm" presentation:class="title" presentation:user-transformed="true">
          <draw:text-box>
            <text:p>FitApp–&gt;Coach–&gt;Ressources-&gt;Liste<text:line-break/>Questions/Remarques</text:p>
          </draw:text-box>
        </draw:frame>
        <draw:frame draw:style-name="gr9" draw:text-style-name="P8" draw:layer="layout" svg:width="21.792cm" svg:height="10.053cm" svg:x="2.183cm" svg:y="6.611cm">
          <draw:text-box>
            <text:list text:style-name="L1">
              <text:list-item>
                <text:p><text:span text:style-name="T5">Auc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Formules-&gt;Liste<text:line-break/>Tests</text:p>
          </draw:text-box>
        </draw:frame>
        <draw:frame draw:style-name="gr12" draw:text-style-name="P9" draw:layer="layout" svg:width="26.203cm" svg:height="16.145cm" svg:x="0.796cm" svg:y="3.918cm">
          <draw:text-box>
            <text:list text:style-name="L1">
              <text:list-item>
                <text:p><text:span text:style-name="T6">Ressource</text:span></text:p>
                <text:list>
                  <text:list-item>
                    <text:p><text:span text:style-name="T7">Valider le bon affichage pour chaque ressource</text:span></text:p>
                    <text:list>
                      <text:list-item>
                        <text:p><text:span text:style-name="T7">Nombre d'élèves auxquels la ressource a été attirbuée</text:span></text:p>
                      </text:list-item>
                      <text:list-item>
                        <text:p><text:span text:style-name="T7">Programme sportif</text:span></text:p>
                      </text:list-item>
                      <text:list-item>
                        <text:p><text:span text:style-name="T7">Diète</text:span></text:p>
                      </text:list-item>
                      <text:list-item>
                        <text:p><text:span text:style-name="T7">TCA</text:span></text:p>
                      </text:list-item>
                      <text:list-item>
                        <text:p><text:span text:style-name="T7">Date de dépose dans l'application</text:span></text:p>
                      </text:list-item>
                      <text:list-item>
                        <text:p><text:span text:style-name="T7">Taille du document</text:span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Un clique sur la ressource ouvre sa page de visualisation/modification</text:span></text:p>
                  </text:list-item>
                  <text:list-item>
                    <text:p><text:span text:style-name="T7"/></text:p>
                  </text:list-item>
                </text:list>
                <text:p><text:span text:style-name="T6"/></text:p>
              </text:list-item>
              <text:list-item>
                <text:p><text:span text:style-name="T6">Attribuer à des élèves</text:span></text:p>
                <text:list>
                  <text:list-item>
                    <text:p><text:span text:style-name="T7">Valider la liste des élèves du coach connecté</text:span></text:p>
                  </text:list-item>
                  <text:list-item>
                    <text:p><text:span text:style-name="T7">Valider le contenu du message envoyé à l'élève ou aux élèves</text:span></text:p>
                  </text:list-item>
                </text:list>
                <text:p><text:span text:style-name="T6"/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0" draw:layer="layout" svg:width="27.6cm" svg:height="3.506cm" svg:x="0.2cm" svg:y="0.837cm" presentation:class="title" presentation:user-transformed="true">
          <draw:text-box>
            <text:p><text:span text:style-name="T8">FitApp–&gt;Coach–&gt;Ressources-&gt;Ressourc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13" draw:text-style-name="P4" draw:layer="layout" svg:width="3.906cm" svg:height="0.983cm" svg:x="9.294cm" svg:y="10.225cm">
          <draw:text-box>
            <text:p text:style-name="P2"><text:span text:style-name="T3">Ressource</text:span></text:p>
          </draw:text-box>
        </draw:frame>
        <draw:frame draw:style-name="gr2" draw:text-style-name="P5" draw:layer="layout" svg:width="2.006cm" svg:height="0.983cm" svg:x="0.394cm" svg:y="10.185cm">
          <draw:text-box>
            <text:p text:style-name="P11"><text:span text:style-name="T9">Liste</text:span></text:p>
          </draw:text-box>
        </draw:frame>
        <draw:frame draw:style-name="gr7" draw:text-style-name="P4" draw:layer="layout" svg:width="4.3cm" svg:height="1.037cm" svg:x="15.2cm" svg:y="8.137cm">
          <draw:text-box>
            <text:p><text:span text:style-name="T3">Ressources</text:span></text:p>
          </draw:text-box>
        </draw:frame>
        <draw:frame draw:style-name="gr3" draw:text-style-name="P6" draw:layer="layout" svg:width="6.805cm" svg:height="0.963cm" svg:x="0.895cm" svg:y="11.474cm">
          <draw:text-box>
            <text:p><text:span text:style-name="T4">Attribuer à des élèves</text:span></text:p>
          </draw:text-box>
        </draw:frame>
        <draw:frame draw:style-name="gr8" draw:text-style-name="P6" draw:layer="layout" svg:width="3.206cm" svg:height="0.963cm" svg:x="11.594cm" svg:y="8.174cm">
          <draw:text-box>
            <text:p><text:span text:style-name="T4">Formules</text:span></text:p>
          </draw:text-box>
        </draw:frame>
        <draw:frame draw:style-name="gr3" draw:layer="layout" svg:width="2.2cm" svg:height="0.963cm" svg:x="0.4cm" svg:y="8.137cm">
          <draw:text-box>
            <text:p>Sport</text:p>
          </draw:text-box>
        </draw:frame>
        <draw:frame draw:style-name="gr3" draw:layer="layout" svg:width="3cm" svg:height="0.963cm" svg:x="3cm" svg:y="8.137cm">
          <draw:text-box>
            <text:p>Nutrition</text:p>
          </draw:text-box>
        </draw:frame>
        <draw:frame draw:style-name="gr3" draw:layer="layout" svg:width="2.2cm" svg:height="0.963cm" svg:x="6.2cm" svg:y="8.137cm">
          <draw:text-box>
            <text:p>Bilan</text:p>
          </draw:text-box>
        </draw:frame>
        <draw:frame draw:style-name="gr3" draw:layer="layout" svg:width="3.9cm" svg:height="0.963cm" svg:x="19.8cm" svg:y="8.137cm">
          <draw:text-box>
            <text:p>Messagerie</text:p>
          </draw:text-box>
        </draw:frame>
        <draw:frame draw:style-name="gr3" draw:layer="layout" svg:width="3.9cm" svg:height="0.963cm" svg:x="23.9cm" svg:y="8.137cm">
          <draw:text-box>
            <text:p>Paramètres</text:p>
          </draw:text-box>
        </draw:frame>
        <draw:frame draw:style-name="gr3" draw:layer="layout" svg:width="2.6cm" svg:height="0.963cm" svg:x="8.7cm" svg:y="8.137cm">
          <draw:text-box>
            <text:p>Élèv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2" draw:layer="layout" svg:width="27cm" svg:height="3.506cm" svg:x="0.6cm" svg:y="0.837cm" presentation:class="title" presentation:user-transformed="true">
          <draw:text-box>
            <text:p><text:span text:style-name="T8">FitApp–&gt;Coach–&gt;Ressources-&gt;Ressource</text:span></text:p>
          </draw:text-box>
        </draw:frame>
        <draw:frame draw:style-name="gr14" draw:text-style-name="P4" draw:layer="layout" svg:width="10.2cm" svg:height="0.983cm" svg:x="8.9cm" svg:y="9cm">
          <draw:text-box>
            <text:p><text:span text:style-name="T3">Page de détail d'une Ressour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3" draw:layer="layout" svg:width="27.6cm" svg:height="3.506cm" svg:x="0.2cm" svg:y="0.837cm" presentation:class="title" presentation:user-transformed="true">
          <draw:text-box>
            <text:p><text:span text:style-name="T8">FitApp–&gt;Coach–&gt;Ressources-&gt;Ressourc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1.798cm" svg:height="0.963cm" svg:x="9.702cm" svg:y="11.9cm">
          <draw:text-box>
            <text:p><text:span text:style-name="T4">Titre</text:span></text:p>
          </draw:text-box>
        </draw:frame>
        <draw:frame draw:style-name="gr3" draw:text-style-name="P6" draw:layer="layout" svg:width="2.196cm" svg:height="0.963cm" svg:x="11.7cm" svg:y="11.9cm">
          <draw:text-box>
            <text:p><text:span text:style-name="T4">Sport</text:span></text:p>
          </draw:text-box>
        </draw:frame>
        <draw:frame draw:style-name="gr3" draw:text-style-name="P6" draw:layer="layout" svg:width="2.997cm" svg:height="0.963cm" svg:x="14.103cm" svg:y="11.9cm">
          <draw:text-box>
            <text:p><text:span text:style-name="T4">Nutrition</text:span></text:p>
          </draw:text-box>
        </draw:frame>
        <draw:frame draw:style-name="gr15" draw:text-style-name="P6" draw:layer="layout" svg:width="2.597cm" svg:height="1.675cm" svg:x="17.3cm" svg:y="11.9cm">
          <draw:text-box>
            <text:p><text:span text:style-name="T4">Adapté</text:span><text:span text:style-name="T4"><text:line-break/></text:span><text:span text:style-name="T4">TCA</text:span></text:p>
          </draw:text-box>
        </draw:frame>
        <draw:frame draw:style-name="gr16" draw:text-style-name="P6" draw:layer="layout" svg:width="2.997cm" svg:height="3.099cm" svg:x="20.103cm" svg:y="11.9cm">
          <draw:text-box>
            <text:p><text:span text:style-name="T4">Élèves</text:span><text:span text:style-name="T4"><text:line-break/></text:span><text:span text:style-name="T4"> Prénom</text:span><text:span text:style-name="T4"><text:line-break/></text:span><text:span text:style-name="T4"> Nom</text:span><text:span text:style-name="T4"><text:line-break/></text:span><text:span text:style-name="T4"> Attribué</text:span></text:p>
          </draw:text-box>
        </draw:frame>
        <draw:frame draw:style-name="gr3" draw:text-style-name="P6" draw:layer="layout" svg:width="1.997cm" svg:height="0.963cm" svg:x="23.403cm" svg:y="11.9cm">
          <draw:text-box>
            <text:p><text:span text:style-name="T4">Taille</text:span></text:p>
          </draw:text-box>
        </draw:frame>
        <draw:frame draw:style-name="gr13" draw:text-style-name="P4" draw:layer="layout" svg:width="3.906cm" svg:height="0.983cm" svg:x="9.294cm" svg:y="10.212cm">
          <draw:text-box>
            <text:p text:style-name="P2"><text:span text:style-name="T3">Ressource</text:span></text:p>
          </draw:text-box>
        </draw:frame>
        <draw:frame draw:style-name="gr2" draw:text-style-name="P5" draw:layer="layout" svg:width="2.006cm" svg:height="0.983cm" svg:x="0.394cm" svg:y="10.172cm">
          <draw:text-box>
            <text:p text:style-name="P11"><text:span text:style-name="T9">Liste</text:span></text:p>
          </draw:text-box>
        </draw:frame>
        <draw:frame draw:style-name="gr7" draw:text-style-name="P4" draw:layer="layout" svg:width="4.3cm" svg:height="1.037cm" svg:x="15.2cm" svg:y="8.124cm">
          <draw:text-box>
            <text:p><text:span text:style-name="T3">Ressources</text:span></text:p>
          </draw:text-box>
        </draw:frame>
        <draw:frame draw:style-name="gr3" draw:text-style-name="P6" draw:layer="layout" svg:width="6.805cm" svg:height="0.963cm" svg:x="0.895cm" svg:y="11.461cm">
          <draw:text-box>
            <text:p><text:span text:style-name="T4">Attribuer à des élèves</text:span></text:p>
          </draw:text-box>
        </draw:frame>
        <draw:frame draw:style-name="gr8" draw:text-style-name="P6" draw:layer="layout" svg:width="3.206cm" svg:height="0.963cm" svg:x="11.594cm" svg:y="8.161cm">
          <draw:text-box>
            <text:p><text:span text:style-name="T4">Formules</text:span></text:p>
          </draw:text-box>
        </draw:frame>
        <draw:frame draw:style-name="gr3" draw:layer="layout" svg:width="2.2cm" svg:height="0.963cm" svg:x="0.4cm" svg:y="8.124cm">
          <draw:text-box>
            <text:p>Sport</text:p>
          </draw:text-box>
        </draw:frame>
        <draw:frame draw:style-name="gr3" draw:layer="layout" svg:width="3cm" svg:height="0.963cm" svg:x="3cm" svg:y="8.124cm">
          <draw:text-box>
            <text:p>Nutrition</text:p>
          </draw:text-box>
        </draw:frame>
        <draw:frame draw:style-name="gr3" draw:layer="layout" svg:width="2.2cm" svg:height="0.963cm" svg:x="6.2cm" svg:y="8.124cm">
          <draw:text-box>
            <text:p>Bilan</text:p>
          </draw:text-box>
        </draw:frame>
        <draw:frame draw:style-name="gr3" draw:layer="layout" svg:width="3.9cm" svg:height="0.963cm" svg:x="19.8cm" svg:y="8.124cm">
          <draw:text-box>
            <text:p>Messagerie</text:p>
          </draw:text-box>
        </draw:frame>
        <draw:frame draw:style-name="gr3" draw:layer="layout" svg:width="3.9cm" svg:height="0.963cm" svg:x="23.9cm" svg:y="8.124cm">
          <draw:text-box>
            <text:p>Paramètres</text:p>
          </draw:text-box>
        </draw:frame>
        <draw:frame draw:style-name="gr3" draw:layer="layout" svg:width="2.6cm" svg:height="0.963cm" svg:x="8.7cm" svg:y="8.124cm">
          <draw:text-box>
            <text:p>Élève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text-style-name="P10" draw:layer="layout" svg:width="27.2cm" svg:height="5.209cm" svg:x="0.4cm" svg:y="-0.014cm" presentation:class="title" presentation:user-transformed="true">
          <draw:text-box>
            <text:p text:style-name="P10"><text:span text:style-name="T8">FitApp–&gt;Coach–&gt;Ressources-&gt;Ressource</text:span><text:span text:style-name="T8"><text:line-break/></text:span><text:span text:style-name="T8">Questions/Remarques</text:span></text:p>
          </draw:text-box>
        </draw:frame>
        <draw:frame draw:style-name="gr9" draw:text-style-name="P8" draw:layer="layout" svg:width="21.792cm" svg:height="10.053cm" svg:x="2.183cm" svg:y="6.611cm">
          <draw:text-box>
            <text:list text:style-name="L1">
              <text:list-item>
                <text:p><text:span text:style-name="T5">En attente UX/UI</text:span></text:p>
              </text:list-item>
              <text:list-item>
                <text:p><text:span text:style-name="T5">Pouvoir associer la ressource à des élèves durant l'ajout d'une ressourc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text-style-name="P10" draw:layer="layout" svg:width="27cm" svg:height="5.209cm" svg:x="0.6cm" svg:y="-0.714cm" presentation:class="title" presentation:user-transformed="true">
          <draw:text-box>
            <text:p text:style-name="P10"><text:span text:style-name="T8">FitApp–&gt;Coach–&gt;Ressources-&gt;Ressource</text:span><text:span text:style-name="T8"><text:line-break/></text:span><text:span text:style-name="T8">Tests</text:span></text:p>
          </draw:text-box>
        </draw:frame>
        <draw:frame draw:style-name="gr17" draw:text-style-name="P9" draw:layer="layout" svg:width="27cm" svg:height="15.182cm" svg:x="0.4cm" svg:y="3.818cm">
          <draw:text-box>
            <text:list text:style-name="L1">
              <text:list-item>
                <text:p><text:span text:style-name="T6">Formule</text:span></text:p>
                <text:list>
                  <text:list-item>
                    <text:p><text:span text:style-name="T7">Valider le bon affichage pour trois ressources</text:span></text:p>
                    <text:list>
                      <text:list-item>
                        <text:p><text:span text:style-name="T7">Sport, Nutrition, TCA, date, taille, élèves avec accès à la ressource</text:span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Valider l'attribution de la ressource à un ou plusieurs élè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8H13M</meta:editing-duration>
    <meta:editing-cycles>139</meta:editing-cycles>
    <dc:date>2022-06-17T07:04:39.36</dc:date>
    <dc:creator>Yvan Excoffier</dc:creator>
    <meta:generator>OpenOffice/4.1.12$Win32 OpenOffice.org_project/4112m1$Build-9809</meta:generator>
    <meta:document-statistic meta:object-count="149"/>
  </office:meta>
</office:document-meta>
</file>